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6" table:default-cell-style-name="ce1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smaller range</text:p>
          </table:table-cell>
          <table:table-cell table:number-columns-repeated="3"/>
          <table:table-cell office:value-type="string" calcext:value-type="string">
            <text:p>bigger 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99" calcext:value-type="float">
            <text:p>-1,299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Default"/>
          <table:table-cell/>
          <table:table-cell table:formula="of:=1-[.B2]" office:value-type="float" office:value="2.299" calcext:value-type="float">
            <text:p>2,2990</text:p>
          </table:table-cell>
          <table:table-cell table:formula="of:=[.C2]" office:value-type="float" office:value="0.007" calcext:value-type="float">
            <text:p>0,0070</text:p>
          </table:table-cell>
          <table:table-cell table:number-columns-repeated="2"/>
          <table:table-cell table:style-name="Default"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number-columns-repeated="4"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Default"/>
          <table:table-cell/>
          <table:table-cell table:formula="of:=1-[.B3]" office:value-type="float" office:value="2.319" calcext:value-type="float">
            <text:p>2,3190</text:p>
          </table:table-cell>
          <table:table-cell table:formula="of:=[.C3]" office:value-type="float" office:value="0.015" calcext:value-type="float">
            <text:p>0,0150</text:p>
          </table:table-cell>
          <table:table-cell table:number-columns-repeated="2"/>
          <table:table-cell table:style-name="Default"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number-columns-repeated="3"/>
          <table:table-cell office:value-type="string" calcext:value-type="string">
            <text:p>delta gamma2</text:p>
          </table:table-cell>
          <table:table-cell table:style-name="ce4" table:formula="of:=[.K7]-[.K11]" office:value-type="float" office:value="0.0368946800000001" calcext:value-type="float">
            <text:p>0,037</text:p>
          </table:table-cell>
          <table:table-cell table:style-name="ce4" table:formula="of:=SQRT(([.L7])^2+([.L11])^2)" office:value-type="float" office:value="0.0194562891791112" calcext:value-type="float">
            <text:p>0,019</text:p>
          </table:table-cell>
          <table:table-cell table:style-name="ce4" table:formula="of:=[.K7]-[.K11]" office:value-type="float" office:value="0.0368946800000001" calcext:value-type="float">
            <text:p>0,037</text:p>
          </table:table-cell>
          <table:table-cell table:style-name="ce4" table:formula="of:=SQRT(([.L7])^2+([.L11])^2)" office:value-type="float" office:value="0.0194562891791112" calcext:value-type="float">
            <text:p>0,019</text:p>
          </table:table-cell>
          <table:table-cell table:style-name="ce4" table:formula="of:=[.S3]-[.Q3]" office:value-type="float" office:value="0" calcext:value-type="float">
            <text:p>0,000</text:p>
          </table:table-cell>
          <table:table-cell table:style-name="ce4" table:formula="of:=SQRT(([.R3])^2+([.T3])^2)" office:value-type="float" office:value="0.0275153480305519" calcext:value-type="float">
            <text:p>0,028</text:p>
          </table:table-cell>
          <table:table-cell table:style-name="ce4" table:formula="of:=[.M7]-[.M11]" office:value-type="float" office:value="0" calcext:value-type="float">
            <text:p>0,000</text:p>
          </table:table-cell>
          <table:table-cell table:style-name="ce4" table:formula="of:=SQRT(([.N11])^2+([.N7])^2)" office:value-type="float" office:value="0" calcext:value-type="float">
            <text:p>0,000</text:p>
          </table:table-cell>
          <table:table-cell table:style-name="ce4" table:formula="of:=[.W3]-[.Q3]" office:value-type="float" office:value="-0.0368946800000001" calcext:value-type="float">
            <text:p>-0,037</text:p>
          </table:table-cell>
          <table:table-cell table:style-name="ce4" table:formula="of:=SQRT(([.R3])^2+([.X3])^2)" office:value-type="float" office:value="0.0194562891791112" calcext:value-type="float">
            <text:p>0,019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004" calcext:value-type="float">
            <text:p>-2,004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Default"/>
          <table:table-cell/>
          <table:table-cell table:formula="of:=1-[.B4]" office:value-type="float" office:value="3.004" calcext:value-type="float">
            <text:p>3,0040</text:p>
          </table:table-cell>
          <table:table-cell table:formula="of:=[.C4]" office:value-type="float" office:value="0.151" calcext:value-type="float">
            <text:p>0,1510</text:p>
          </table:table-cell>
          <table:table-cell table:number-columns-repeated="2"/>
          <table:table-cell table:style-name="Default"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number-columns-repeated="3"/>
          <table:table-cell office:value-type="string" calcext:value-type="string">
            <text:p>delta alpha</text:p>
          </table:table-cell>
          <table:table-cell table:style-name="ce4" table:formula="of:=[.K12]-[.K3]" office:value-type="float" office:value="0.5249795904666" calcext:value-type="float">
            <text:p>0,525</text:p>
          </table:table-cell>
          <table:table-cell table:style-name="ce4" table:formula="of:=SQRT(([.L12])^2+([.L3])^2)" office:value-type="float" office:value="0.127817465761448" calcext:value-type="float">
            <text:p>0,128</text:p>
          </table:table-cell>
          <table:table-cell table:style-name="ce4" table:formula="of:=[.K12]-[.K3]" office:value-type="float" office:value="0.5249795904666" calcext:value-type="float">
            <text:p>0,525</text:p>
          </table:table-cell>
          <table:table-cell table:style-name="ce4" table:formula="of:=SQRT(([.L12])^2+([.L3])^2)" office:value-type="float" office:value="0.127817465761448" calcext:value-type="float">
            <text:p>0,128</text:p>
          </table:table-cell>
          <table:table-cell table:style-name="ce4" table:formula="of:=[.S4]-[.Q4]" office:value-type="float" office:value="0" calcext:value-type="float">
            <text:p>0,000</text:p>
          </table:table-cell>
          <table:table-cell table:style-name="ce4" table:formula="of:=SQRT(([.R4])^2+([.T4])^2)" office:value-type="float" office:value="0.180761193587999" calcext:value-type="float">
            <text:p>0,181</text:p>
          </table:table-cell>
          <table:table-cell table:style-name="ce4" table:formula="of:=[.M12]-[.M3]" office:value-type="float" office:value="0" calcext:value-type="float">
            <text:p>0,000</text:p>
          </table:table-cell>
          <table:table-cell table:style-name="ce4" table:formula="of:=SQRT(([.N12])^2+([.N3])^2)" office:value-type="float" office:value="0" calcext:value-type="float">
            <text:p>0,000</text:p>
          </table:table-cell>
          <table:table-cell table:style-name="ce4" table:formula="of:=[.W4]-[.Q4]" office:value-type="float" office:value="-0.5249795904666" calcext:value-type="float">
            <text:p>-0,525</text:p>
          </table:table-cell>
          <table:table-cell table:style-name="ce4" table:formula="of:=SQRT(([.R4])^2+([.X4])^2)" office:value-type="float" office:value="0.127817465761448" calcext:value-type="float">
            <text:p>0,128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22" calcext:value-type="float">
            <text:p>1,422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Default"/>
          <table:table-cell table:number-columns-repeated="5"/>
          <table:table-cell table:style-name="Default"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style-name="Default" table:number-columns-repeated="2"/>
          <table:table-cell/>
          <table:table-cell office:value-type="string" calcext:value-type="string">
            <text:p>delta tau</text:p>
          </table:table-cell>
          <table:table-cell table:style-name="ce4" table:formula="of:=[.K13]-[.K2]" office:value-type="float" office:value="0.28110948340118" calcext:value-type="float">
            <text:p>0,281</text:p>
          </table:table-cell>
          <table:table-cell table:style-name="ce4" table:formula="of:=SQRT(([.L13])^2+([.L2])^2)" office:value-type="float" office:value="0.087359377208756" calcext:value-type="float">
            <text:p>0,087</text:p>
          </table:table-cell>
          <table:table-cell table:style-name="ce4" table:formula="of:=[.K13]-[.K2]" office:value-type="float" office:value="0.28110948340118" calcext:value-type="float">
            <text:p>0,281</text:p>
          </table:table-cell>
          <table:table-cell table:style-name="ce4" table:formula="of:=SQRT(([.L13])^2+([.L2])^2)" office:value-type="float" office:value="0.087359377208756" calcext:value-type="float">
            <text:p>0,087</text:p>
          </table:table-cell>
          <table:table-cell table:style-name="ce4" table:formula="of:=[.S5]-[.Q5]" office:value-type="float" office:value="0" calcext:value-type="float">
            <text:p>0,000</text:p>
          </table:table-cell>
          <table:table-cell table:style-name="ce4" table:formula="of:=SQRT(([.R5])^2+([.T5])^2)" office:value-type="float" office:value="0.12354481604909" calcext:value-type="float">
            <text:p>0,124</text:p>
          </table:table-cell>
          <table:table-cell table:style-name="ce4" table:formula="of:=[.M13]-[.M2]" office:value-type="float" office:value="0" calcext:value-type="float">
            <text:p>0,000</text:p>
          </table:table-cell>
          <table:table-cell table:style-name="ce4" table:formula="of:=SQRT(([.N13])^2+([.N2])^2)" office:value-type="float" office:value="0" calcext:value-type="float">
            <text:p>0,000</text:p>
          </table:table-cell>
          <table:table-cell table:style-name="ce4" table:formula="of:=[.W5]-[.Q5]" office:value-type="float" office:value="-0.28110948340118" calcext:value-type="float">
            <text:p>-0,281</text:p>
          </table:table-cell>
          <table:table-cell table:style-name="ce4" table:formula="of:=SQRT(([.R5])^2+([.X5])^2)" office:value-type="float" office:value="0.087359377208756" calcext:value-type="float">
            <text:p>0,087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6]" office:value-type="float" office:value="1.44508670520231" calcext:value-type="float">
            <text:p>1,4451</text:p>
          </table:table-cell>
          <table:table-cell table:formula="of:=1/([.B6])^2 *[.C6]" office:value-type="float" office:value="0.00626482675665742" calcext:value-type="float">
            <text:p>0,0063</text:p>
          </table:table-cell>
          <table:table-cell table:number-columns-repeated="3"/>
          <table:table-cell table:style-name="Default"/>
          <table:table-cell table:style-name="Default"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1" calcext:value-type="float">
            <text:p>1,741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table:style-name="Default"/>
          <table:table-cell table:style-name="Default"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8]" office:value-type="float" office:value="1.70648464163823" calcext:value-type="float">
            <text:p>1,7065</text:p>
          </table:table-cell>
          <table:table-cell table:formula="of:=1/([.B8])^2 *[.C8]" office:value-type="float" office:value="0.0116483593285886" calcext:value-type="float">
            <text:p>0,0116</text:p>
          </table:table-cell>
          <table:table-cell table:number-columns-repeated="3"/>
          <table:table-cell table:style-name="Default"/>
          <table:table-cell table:style-name="Default"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87" calcext:value-type="float">
            <text:p>1,18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table:style-name="Default"/>
          <table:table-cell table:style-name="Default"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10]" office:value-type="float" office:value="1.24223602484472" calcext:value-type="float">
            <text:p>1,2422</text:p>
          </table:table-cell>
          <table:table-cell table:formula="of:=1/([.B10])^2 *[.C10]" office:value-type="float" office:value="0.0246904054627522" calcext:value-type="float">
            <text:p>0,0247</text:p>
          </table:table-cell>
          <table:table-cell table:number-columns-repeated="3"/>
          <table:table-cell table:style-name="Default"/>
          <table:table-cell table:style-name="Default"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687914" calcext:value-type="float">
            <text:p>1,6879</text:p>
          </table:table-cell>
          <table:table-cell table:formula="of:=SQRT(([.B5]*[.C9])^2+([.B9]*[.C5])^2)" office:value-type="float" office:value="0.0128311184625503" calcext:value-type="float">
            <text:p>0,0128</text:p>
          </table:table-cell>
          <table:table-cell table:number-columns-repeated="2"/>
          <table:table-cell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number-columns-repeated="3"/>
          <table:table-cell office:value-type="string" calcext:value-type="string">
            <text:p>smaller 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table:style-name="ce1" office:value-type="string" calcext:value-type="string">
            <text:p>reciproc</text:p>
          </table:table-cell>
          <table:table-cell table:style-name="ce1" office:value-type="string" calcext:value-type="string">
            <text:p>delta reci</text:p>
          </table:table-cell>
          <table:table-cell table:style-name="ce1" office:value-type="string" calcext:value-type="string">
            <text:p>derived values</text:p>
          </table:table-cell>
          <table:table-cell table:style-name="ce1"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8458298230834" calcext:value-type="float">
            <text:p>2,8458</text:p>
          </table:table-cell>
          <table:table-cell table:formula="of:=SQRT(([.H4]/[.B9])^2+([.G4]*[.C9]/([.B9])^2)^2)" office:value-type="float" office:value="0.128349823410311" calcext:value-type="float">
            <text:p>0,1283</text:p>
          </table:table-cell>
          <table:table-cell table:number-columns-repeated="2"/>
          <table:table-cell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number-columns-repeated="3"/>
          <table:table-cell office:value-type="string" calcext:value-type="string">
            <text:p>1-tau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7" calcext:value-type="float">
            <text:p>0,017</text:p>
          </table:table-cell>
          <table:table-cell/>
          <table:table-cell table:style-name="ce1" table:number-columns-repeated="2"/>
          <table:table-cell table:style-name="ce1" table:formula="of:=1-[.Q12]" office:value-type="float" office:value="2.319" calcext:value-type="float">
            <text:p>2,3190</text:p>
          </table:table-cell>
          <table:table-cell table:style-name="ce1" table:formula="of:=[.R12]" office:value-type="float" office:value="0.017" calcext:value-type="float">
            <text:p>0,0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5766800689259" calcext:value-type="float">
            <text:p>2,5767</text:p>
          </table:table-cell>
          <table:table-cell table:formula="of:=SQRT(([.H4]/[.B7])^2+([.G4]*[.C7]/([.B7])^2)^2)" office:value-type="float" office:value="0.0876834786341621" calcext:value-type="float">
            <text:p>0,0877</text:p>
          </table:table-cell>
          <table:table-cell table:number-columns-repeated="2"/>
          <table:table-cell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number-columns-repeated="3"/>
          <table:table-cell office:value-type="string" calcext:value-type="string">
            <text:p>1-alpha</text:p>
          </table:table-cell>
          <table:table-cell office:value-type="float" office:value="-1.309" calcext:value-type="float">
            <text:p>-1,309</text:p>
          </table:table-cell>
          <table:table-cell office:value-type="float" office:value="0.027" calcext:value-type="float">
            <text:p>0,027</text:p>
          </table:table-cell>
          <table:table-cell/>
          <table:table-cell table:style-name="ce1" table:number-columns-repeated="2"/>
          <table:table-cell table:style-name="ce1" table:formula="of:=1-[.Q13]" office:value-type="float" office:value="2.309" calcext:value-type="float">
            <text:p>2,3090</text:p>
          </table:table-cell>
          <table:table-cell table:style-name="ce1" table:formula="of:=[.R13]" office:value-type="float" office:value="0.027" calcext:value-type="float">
            <text:p>0,027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1-lambda</text:p>
          </table:table-cell>
          <table:table-cell office:value-type="float" office:value="-1.898" calcext:value-type="float">
            <text:p>-1,898</text:p>
          </table:table-cell>
          <table:table-cell office:value-type="float" office:value="0.247" calcext:value-type="float">
            <text:p>0,247</text:p>
          </table:table-cell>
          <table:table-cell/>
          <table:table-cell table:style-name="ce1" table:number-columns-repeated="2"/>
          <table:table-cell table:style-name="ce1" table:formula="of:=1-[.Q14]" office:value-type="float" office:value="2.898" calcext:value-type="float">
            <text:p>2,8980</text:p>
          </table:table-cell>
          <table:table-cell table:style-name="ce1" table:formula="of:=[.R14]" office:value-type="float" office:value="0.247" calcext:value-type="float">
            <text:p>0,247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1</text:p>
          </table:table-cell>
          <table:table-cell office:value-type="float" office:value="1.367" calcext:value-type="float">
            <text:p>1,367</text:p>
          </table:table-cell>
          <table:table-cell office:value-type="float" office:value="0.019" calcext:value-type="float">
            <text:p>0,019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1</text:p>
          </table:table-cell>
          <table:table-cell office:value-type="float" office:value="0.724" calcext:value-type="float">
            <text:p>0,724</text:p>
          </table:table-cell>
          <table:table-cell office:value-type="float" office:value="0.008" calcext:value-type="float">
            <text:p>0,008</text:p>
          </table:table-cell>
          <table:table-cell/>
          <table:table-cell table:style-name="ce1" table:formula="of:=1/[.Q16]" office:value-type="float" office:value="1.38121546961326" calcext:value-type="float">
            <text:p>1,3812</text:p>
          </table:table-cell>
          <table:table-cell table:style-name="ce1" table:formula="of:=1/([.Q16])^2 *[.R16]" office:value-type="float" office:value="0.0152620493879918" calcext:value-type="float">
            <text:p>0,0153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office:value-type="float" office:value="1.702" calcext:value-type="float">
            <text:p>1,702</text:p>
          </table:table-cell>
          <table:table-cell office:value-type="float" office:value="0.031" calcext:value-type="float">
            <text:p>0,031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2</text:p>
          </table:table-cell>
          <table:table-cell office:value-type="float" office:value="0.606" calcext:value-type="float">
            <text:p>0,606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table:formula="of:=1/[.Q18]" office:value-type="float" office:value="1.65016501650165" calcext:value-type="float">
            <text:p>1,6502</text:p>
          </table:table-cell>
          <table:table-cell table:style-name="ce1" table:formula="of:=1/([.Q18])^2 *[.R18]" office:value-type="float" office:value="0.0326765349802307" calcext:value-type="float">
            <text:p>0,032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3</text:p>
          </table:table-cell>
          <table:table-cell office:value-type="float" office:value="1.188" calcext:value-type="float">
            <text:p>1,188</text:p>
          </table:table-cell>
          <table:table-cell office:value-type="float" office:value="0.021" calcext:value-type="float">
            <text:p>0,021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3</text:p>
          </table:table-cell>
          <table:table-cell office:value-type="float" office:value="0.785" calcext:value-type="float">
            <text:p>0,785</text:p>
          </table:table-cell>
          <table:table-cell office:value-type="float" office:value="0.032" calcext:value-type="float">
            <text:p>0,032</text:p>
          </table:table-cell>
          <table:table-cell/>
          <table:table-cell table:style-name="ce1" table:formula="of:=1/[.Q20]" office:value-type="float" office:value="1.27388535031847" calcext:value-type="float">
            <text:p>1,2739</text:p>
          </table:table-cell>
          <table:table-cell table:style-name="ce1" table:formula="of:=1/([.Q20])^2 *[.R20]" office:value-type="float" office:value="0.0519290843441925" calcext:value-type="float">
            <text:p>0,051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15]*[.Q19]" office:value-type="float" office:value="1.623996" calcext:value-type="float">
            <text:p>1,6240</text:p>
          </table:table-cell>
          <table:table-cell table:style-name="ce1" table:formula="of:=SQRT(([.Q15]*[.R19])^2+([.Q19]*[.R15])^2)" office:value-type="float" office:value="0.0365183109275333" calcext:value-type="float">
            <text:p>0,036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14]-2)/[.Q19]" office:value-type="float" office:value="2.75589225589226" calcext:value-type="float">
            <text:p>2,7559</text:p>
          </table:table-cell>
          <table:table-cell table:style-name="ce1" table:formula="of:=SQRT(([.W14]/[.Q19])^2+([.V14]*[.R19]/([.Q19])^2)^2)" office:value-type="float" office:value="0.21233694048441" calcext:value-type="float">
            <text:p>0,21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14]-2)/[.Q17]" office:value-type="float" office:value="2.52761457109283" calcext:value-type="float">
            <text:p>2,5276</text:p>
          </table:table-cell>
          <table:table-cell table:style-name="ce1" table:formula="of:=SQRT(([.W14]/[.Q17])^2+([.V14]*[.R17]/([.Q17])^2)^2)" office:value-type="float" office:value="0.148400102274" calcext:value-type="float">
            <text:p>0,14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bigger range</text:p>
          </table:table-cell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tau</text:p>
          </table:table-cell>
          <table:table-cell office:value-type="float" office:value="-1.358" calcext:value-type="float">
            <text:p>-1,35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1"/>
          <table:table-cell table:style-name="ce1" table:formula="of:=1-[.Q26]" office:value-type="float" office:value="2.358" calcext:value-type="float">
            <text:p>2,3580</text:p>
          </table:table-cell>
          <table:table-cell table:style-name="ce1" table:formula="of:=[.R26]" office:value-type="float" office:value="0.01" calcext:value-type="float">
            <text:p>0,01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alpha</text:p>
          </table:table-cell>
          <table:table-cell office:value-type="float" office:value="-1.405" calcext:value-type="float">
            <text:p>-1,405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  <table:table-cell table:style-name="ce1"/>
          <table:table-cell table:style-name="ce1" table:formula="of:=1-[.Q27]" office:value-type="float" office:value="2.405" calcext:value-type="float">
            <text:p>2,4050</text:p>
          </table:table-cell>
          <table:table-cell table:style-name="ce1" table:formula="of:=[.R27]" office:value-type="float" office:value="0.018" calcext:value-type="float">
            <text:p>0,018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-lambda</text:p>
          </table:table-cell>
          <table:table-cell office:value-type="float" office:value="-2.172" calcext:value-type="float">
            <text:p>-2,172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table:style-name="ce1"/>
          <table:table-cell table:style-name="ce1" table:formula="of:=1-[.Q28]" office:value-type="float" office:value="3.172" calcext:value-type="float">
            <text:p>3,1720</text:p>
          </table:table-cell>
          <table:table-cell table:style-name="ce1" table:formula="of:=[.R28]" office:value-type="float" office:value="0.073" calcext:value-type="float">
            <text:p>0,073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1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1" table:formula="of:=1/[.Q30]" office:value-type="float" office:value="1.5015015015015" calcext:value-type="float">
            <text:p>1,5015</text:p>
          </table:table-cell>
          <table:table-cell table:style-name="ce1" table:formula="of:=1/([.Q30])^2 *[.R30]" office:value-type="float" office:value="0.00225450675901126" calcext:value-type="float">
            <text:p>0,0023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2</text:p>
          </table:table-cell>
          <table:table-cell office:value-type="float" office:value="1.712" calcext:value-type="float">
            <text:p>1,712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2</text:p>
          </table:table-cell>
          <table:table-cell office:value-type="float" office:value="0.581" calcext:value-type="float">
            <text:p>0,581</text:p>
          </table:table-cell>
          <table:table-cell office:value-type="float" office:value="0.003" calcext:value-type="float">
            <text:p>0,003</text:p>
          </table:table-cell>
          <table:table-cell/>
          <table:table-cell table:style-name="ce1" table:formula="of:=1/[.Q32]" office:value-type="float" office:value="1.72117039586919" calcext:value-type="float">
            <text:p>1,7212</text:p>
          </table:table-cell>
          <table:table-cell table:style-name="ce1" table:formula="of:=1/([.Q32])^2 *[.R32]" office:value-type="float" office:value="0.00888728259484953" calcext:value-type="float">
            <text:p>0,008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3</text:p>
          </table:table-cell>
          <table:table-cell office:value-type="float" office:value="1.176" calcext:value-type="float">
            <text:p>1,176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1/gamma_3</text:p>
          </table:table-cell>
          <table:table-cell office:value-type="float" office:value="0.798" calcext:value-type="float">
            <text:p>0,79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" table:formula="of:=1/[.Q34]" office:value-type="float" office:value="1.2531328320802" calcext:value-type="float">
            <text:p>1,2531</text:p>
          </table:table-cell>
          <table:table-cell table:style-name="ce1" table:formula="of:=1/([.Q34])^2 *[.R34]" office:value-type="float" office:value="0.0157034189483734" calcext:value-type="float">
            <text:p>0,015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29]*[.Q33]" office:value-type="float" office:value="1.665216" calcext:value-type="float">
            <text:p>1,6652</text:p>
          </table:table-cell>
          <table:table-cell table:style-name="ce1" table:formula="of:=SQRT(([.Q29]*[.R33])^2+([.Q33]*[.R29])^2)" office:value-type="float" office:value="0.00971131463809097" calcext:value-type="float">
            <text:p>0,009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28]-2)/[.Q33]" office:value-type="float" office:value="2.99659863945578" calcext:value-type="float">
            <text:p>2,9966</text:p>
          </table:table-cell>
          <table:table-cell table:style-name="ce1" table:formula="of:=SQRT(([.W28]/[.Q33])^2+([.V28]*[.R33]/([.Q33])^2)^2)" office:value-type="float" office:value="0.0635819698618864" calcext:value-type="float">
            <text:p>0,063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28]-2)/[.Q31]" office:value-type="float" office:value="2.68457943925234" calcext:value-type="float">
            <text:p>2,6846</text:p>
          </table:table-cell>
          <table:table-cell table:style-name="ce1" table:formula="of:=SQRT(([.W28]/[.Q31])^2+([.V28]*[.R31]/([.Q31])^2)^2)" office:value-type="float" office:value="0.0433079324889118" calcext:value-type="float">
            <text:p>0,043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8:44:46.5102819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9:16:13.538211543</dc:date>
    <meta:editing-duration>PT3H47M27S</meta:editing-duration>
    <meta:editing-cycles>17</meta:editing-cycles>
    <meta:document-statistic meta:table-count="1" meta:cell-count="223" meta:object-count="0"/>
  </office:meta>
</office:document-meta>
</file>